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2000000476679E30F7697A0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111cm"/>
    </style:style>
    <style:style style:name="Table3.E" style:family="table-column">
      <style:table-column-properties style:column-width="2.223cm"/>
    </style:style>
    <style:style style:name="Table3.F" style:family="table-column">
      <style:table-column-properties style:column-width="3.187cm"/>
    </style:style>
    <style:style style:name="Table3.G" style:family="table-column">
      <style:table-column-properties style:column-width="1.685cm"/>
    </style:style>
    <style:style style:name="Table3.H" style:family="table-column">
      <style:table-column-properties style:column-width="1.371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804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G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H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A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background-color="#dddddd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75f89b" officeooo:paragraph-rsid="027bedb0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Arial" fo:font-size="11pt" fo:font-weight="normal" officeooo:rsid="0275a526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2fecbca" style:font-name-asian="Noto Sans CJK SC Regular" style:font-size-asian="14pt" style:font-weight-asian="bold" style:font-name-complex="FreeSans1" style:font-size-complex="14pt" style:font-weight-complex="bold"/>
    </style:style>
    <style:style style:name="P9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10" style:family="paragraph" style:parent-style-name="Text_20_body">
      <style:text-properties officeooo:rsid="0269cb7a" officeooo:paragraph-rsid="027bedb0"/>
    </style:style>
    <style:style style:name="P11" style:family="paragraph" style:parent-style-name="Text_20_body">
      <style:text-properties officeooo:paragraph-rsid="02e82e6a"/>
    </style:style>
    <style:style style:name="P12" style:family="paragraph" style:parent-style-name="Text_20_body">
      <style:text-properties officeooo:paragraph-rsid="02ecfb36"/>
    </style:style>
    <style:style style:name="P13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8" style:family="paragraph" style:parent-style-name="Table_20_Contents">
      <style:paragraph-properties fo:text-align="justify" style:justify-single-word="false"/>
      <style:text-properties officeooo:rsid="0277f717" officeooo:paragraph-rsid="02fc2d7d"/>
    </style:style>
    <style:style style:name="P19" style:family="paragraph" style:parent-style-name="Table_20_Contents">
      <style:paragraph-properties fo:text-align="center" style:justify-single-word="false"/>
      <style:text-properties officeooo:rsid="0277f717" officeooo:paragraph-rsid="02a38e1a"/>
    </style:style>
    <style:style style:name="P20" style:family="paragraph" style:parent-style-name="Table_20_Contents">
      <style:paragraph-properties fo:text-align="center" style:justify-single-word="false"/>
      <style:text-properties officeooo:rsid="0277f717" officeooo:paragraph-rsid="027bedb0"/>
    </style:style>
    <style:style style:name="P21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22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23" style:family="paragraph" style:parent-style-name="Table_20_Contents">
      <style:paragraph-properties fo:text-align="end" style:justify-single-word="false"/>
      <style:text-properties officeooo:rsid="02eda490" officeooo:paragraph-rsid="02eda490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rsid="0277f717" officeooo:paragraph-rsid="027bedb0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fo:font-weight="normal" officeooo:rsid="0277f717" officeooo:paragraph-rsid="027bedb0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font-weight="normal" officeooo:rsid="02ecfb36" officeooo:paragraph-rsid="02ecfb36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300bfbb" officeooo:paragraph-rsid="0300bfbb" style:font-weight-asian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officeooo:rsid="02ecfb36" officeooo:paragraph-rsid="02ecfb36"/>
    </style:style>
    <style:style style:name="P31" style:family="paragraph" style:parent-style-name="Table_20_Contents">
      <style:paragraph-properties fo:text-align="center" style:justify-single-word="false"/>
      <style:text-properties officeooo:rsid="0300bfbb" officeooo:paragraph-rsid="0300bfbb"/>
    </style:style>
    <style:style style:name="P32" style:family="paragraph" style:parent-style-name="Table_20_Contents">
      <style:paragraph-properties fo:text-align="center" style:justify-single-word="false"/>
      <style:text-properties officeooo:rsid="03024770" officeooo:paragraph-rsid="03024770"/>
    </style:style>
    <style:style style:name="P33" style:family="paragraph" style:parent-style-name="Table_20_Contents">
      <style:paragraph-properties fo:text-align="center" style:justify-single-word="false"/>
      <style:text-properties officeooo:rsid="03036088" officeooo:paragraph-rsid="03036088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36" style:family="paragraph" style:parent-style-name="Standard">
      <style:paragraph-properties fo:text-align="end" style:justify-single-word="false"/>
      <style:text-properties officeooo:rsid="02ea2195" officeooo:paragraph-rsid="02ecfb36"/>
    </style:style>
    <style:style style:name="P37" style:family="paragraph" style:parent-style-name="Standard">
      <style:paragraph-properties fo:text-align="center" style:justify-single-word="false"/>
      <style:text-properties officeooo:rsid="02ea260b" officeooo:paragraph-rsid="02ea260b"/>
    </style:style>
    <style:style style:name="P38" style:family="paragraph" style:parent-style-name="Standard">
      <style:paragraph-properties fo:text-align="end" style:justify-single-word="false"/>
      <style:text-properties officeooo:rsid="02eda490" officeooo:paragraph-rsid="02eda490"/>
    </style:style>
    <style:style style:name="P39" style:family="paragraph" style:parent-style-name="Standard">
      <style:paragraph-properties fo:text-align="end" style:justify-single-word="false"/>
      <style:text-properties officeooo:rsid="02f05a49" officeooo:paragraph-rsid="02f05a49"/>
    </style:style>
    <style:style style:name="P40" style:family="paragraph" style:parent-style-name="Standard">
      <style:paragraph-properties fo:text-align="end" style:justify-single-word="false"/>
      <style:text-properties officeooo:rsid="02ecfb36" officeooo:paragraph-rsid="02ecfb36"/>
    </style:style>
    <style:style style:name="P41" style:family="paragraph" style:parent-style-name="Standard">
      <style:paragraph-properties fo:text-align="center" style:justify-single-word="false"/>
      <style:text-properties officeooo:rsid="02fc2d7d" officeooo:paragraph-rsid="02fc2d7d"/>
    </style:style>
    <style:style style:name="P42" style:family="paragraph" style:parent-style-name="Standard">
      <style:paragraph-properties fo:text-align="end" style:justify-single-word="false"/>
      <style:text-properties officeooo:rsid="02fc2d7d" officeooo:paragraph-rsid="02fc2d7d"/>
    </style:style>
    <style:style style:name="P43" style:family="paragraph" style:parent-style-name="Standard">
      <style:paragraph-properties fo:text-align="center" style:justify-single-word="false"/>
      <style:text-properties officeooo:rsid="0300bfbb" officeooo:paragraph-rsid="0300bfbb"/>
    </style:style>
    <style:style style:name="P44" style:family="paragraph" style:parent-style-name="Standard">
      <style:paragraph-properties fo:text-align="center" style:justify-single-word="false"/>
      <style:text-properties officeooo:rsid="03024770" officeooo:paragraph-rsid="03024770"/>
    </style:style>
    <style:style style:name="P45" style:family="paragraph" style:parent-style-name="Standard">
      <style:paragraph-properties fo:text-align="center" style:justify-single-word="false"/>
      <style:text-properties officeooo:rsid="0302673d" officeooo:paragraph-rsid="0302673d"/>
    </style:style>
    <style:style style:name="P46" style:family="paragraph" style:parent-style-name="Standard">
      <style:paragraph-properties fo:text-align="center" style:justify-single-word="false"/>
      <style:text-properties officeooo:rsid="0302c5ab" officeooo:paragraph-rsid="0302c5ab"/>
    </style:style>
    <style:style style:name="P47" style:family="paragraph" style:parent-style-name="Standard">
      <style:paragraph-properties fo:text-align="center" style:justify-single-word="false"/>
      <style:text-properties officeooo:rsid="03051d7a" officeooo:paragraph-rsid="03051d7a"/>
    </style:style>
    <style:style style:name="P48" style:family="paragraph" style:parent-style-name="Table_20_Contents">
      <style:paragraph-properties fo:text-align="center" style:justify-single-word="false"/>
      <style:text-properties fo:font-weight="normal" officeooo:rsid="0305ab04" officeooo:paragraph-rsid="0305ab04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officeooo:rsid="0305ab04" officeooo:paragraph-rsid="0305ab04"/>
    </style:style>
    <style:style style:name="P50" style:family="paragraph" style:parent-style-name="Heading_20_1" style:master-page-name="First_20_Page">
      <style:paragraph-properties fo:text-align="center" style:justify-single-word="false" style:page-number="auto"/>
    </style:style>
    <style:style style:name="P51" style:family="paragraph" style:parent-style-name="Standard">
      <style:paragraph-properties fo:text-align="center" style:justify-single-word="false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69cb7a" style:font-size-asian="10pt" style:font-size-complex="10pt"/>
    </style:style>
    <style:style style:name="T8" style:family="text">
      <style:text-properties style:font-name="Arial1" fo:font-size="10pt" style:text-underline-style="none" officeooo:rsid="02e5f899" style:font-size-asian="10pt" style:font-size-complex="10pt"/>
    </style:style>
    <style:style style:name="T9" style:family="text">
      <style:text-properties style:use-window-font-color="true" loext:opacity="0%" style:font-name="Arial" fo:font-size="11pt" fo:font-weight="normal" style:font-name-asian="Noto Sans CJK SC Regular" style:font-size-asian="11pt" style:font-weight-asian="normal" style:font-name-complex="FreeSans1" style:font-size-complex="11pt" style:font-weight-complex="normal"/>
    </style:style>
    <style:style style:name="T10" style:family="text">
      <style:text-properties style:use-window-font-color="true" loext:opacity="0%" style:font-name="Arial" fo:font-size="11pt" fo:font-weight="normal" officeooo:rsid="02a80433" style:font-name-asian="Noto Sans CJK SC Regular" style:font-size-asian="11pt" style:font-weight-asian="normal" style:font-name-complex="FreeSans1" style:font-size-complex="11pt" style:font-weight-complex="normal"/>
    </style:style>
    <style:style style:name="T11" style:family="text">
      <style:text-properties style:use-window-font-color="true" loext:opacity="0%" style:font-name="Arial" fo:font-size="11pt" fo:font-weight="normal" officeooo:rsid="02bc3c32" style:font-name-asian="Noto Sans CJK SC Regular" style:font-size-asian="11pt" style:font-weight-asian="normal" style:font-name-complex="FreeSans1" style:font-size-complex="11pt" style:font-weight-complex="normal"/>
    </style:style>
    <style:style style:name="T12" style:family="text">
      <style:text-properties style:use-window-font-color="true" loext:opacity="0%" style:font-name="Arial" fo:font-size="11pt" fo:font-weight="normal" officeooo:rsid="02e8baac" style:font-name-asian="Noto Sans CJK SC Regular" style:font-size-asian="11pt" style:font-weight-asian="normal" style:font-name-complex="FreeSans1" style:font-size-complex="11pt" style:font-weight-complex="normal"/>
    </style:style>
    <style:style style:name="T13" style:family="text">
      <style:text-properties style:use-window-font-color="true" loext:opacity="0%" style:font-name="Arial" fo:font-size="11pt" fo:font-weight="normal" officeooo:rsid="02ecfb36" style:font-name-asian="Noto Sans CJK SC Regular" style:font-size-asian="11pt" style:font-weight-asian="normal" style:font-name-complex="FreeSans1" style:font-size-complex="11pt" style:font-weight-complex="normal"/>
    </style:style>
    <style:style style:name="T14" style:family="text">
      <style:text-properties style:use-window-font-color="true" loext:opacity="0%" style:font-name="Arial" fo:font-size="11pt" fo:font-weight="normal" officeooo:rsid="02f87815" style:font-name-asian="Noto Sans CJK SC Regular" style:font-size-asian="11pt" style:font-weight-asian="normal" style:font-name-complex="FreeSans1" style:font-size-complex="11pt" style:font-weight-complex="normal"/>
    </style:style>
    <style:style style:name="T15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6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7" style:family="text">
      <style:text-properties style:use-window-font-color="true" loext:opacity="0%" style:font-name="Arial" fo:font-size="11pt" fo:font-weight="bold" officeooo:rsid="0275a526" style:font-name-asian="Noto Sans CJK SC Regular" style:font-size-asian="11pt" style:font-weight-asian="bold" style:font-name-complex="FreeSans1" style:font-size-complex="11pt" style:font-weight-complex="bold"/>
    </style:style>
    <style:style style:name="T18" style:family="text">
      <style:text-properties style:use-window-font-color="true" loext:opacity="0%" style:font-name="Arial" fo:font-size="11pt" fo:font-weight="bold" officeooo:rsid="02f5c6b6" style:font-name-asian="Noto Sans CJK SC Regular" style:font-size-asian="11pt" style:font-weight-asian="bold" style:font-name-complex="FreeSans1" style:font-size-complex="11pt" style:font-weight-complex="bold"/>
    </style:style>
    <style:style style:name="T19" style:family="text">
      <style:text-properties style:use-window-font-color="true" loext:opacity="0%" style:font-name="Arial" fo:font-size="11pt" fo:font-weight="bold" officeooo:rsid="02f77d58" style:font-name-asian="Noto Sans CJK SC Regular" style:font-size-asian="11pt" style:font-weight-asian="bold" style:font-name-complex="FreeSans1" style:font-size-complex="11pt" style:font-weight-complex="bold"/>
    </style:style>
    <style:style style:name="T20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21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22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23" style:family="text">
      <style:text-properties officeooo:rsid="02a38e1a"/>
    </style:style>
    <style:style style:name="T24" style:family="text">
      <style:text-properties officeooo:rsid="02ea2195"/>
    </style:style>
    <style:style style:name="T25" style:family="text">
      <style:text-properties officeooo:rsid="02eec955"/>
    </style:style>
    <style:style style:name="T26" style:family="text">
      <style:text-properties officeooo:rsid="02f25001"/>
    </style:style>
    <style:style style:name="T27" style:family="text">
      <style:text-properties officeooo:rsid="02fc2d7d"/>
    </style:style>
    <style:style style:name="T28" style:family="text">
      <style:text-properties officeooo:rsid="0300bfbb"/>
    </style:style>
    <style:style style:name="T29" style:family="text">
      <style:text-properties officeooo:rsid="0305ab04"/>
    </style:style>
    <style:style style:name="T30" style:family="text">
      <style:text-properties officeooo:rsid="0306df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 text:is-list-header="true"><text:span text:style-name="T20">ACTIVIDADES UD</text:span><text:span text:style-name="T21">3</text:span><text:span text:style-name="T22"> - </text:span><text:span text:style-name="T21">SERVIDOR</text:span></text:h>
      <text:p text:style-name="P8">NOMBRE Y APELLIDOS: <text:s/><text:span text:style-name="T28">ALBERT PÉREZ BA</text:span><text:span text:style-name="T30">L</text:span><text:span text:style-name="T28">EYTO</text:span></text:p>
      <text:p text:style-name="P12"><text:span text:style-name="T13">Completa las columnas HECHO, CALIFICACIÓN, IE y TOTAL, de la siguiente tabla</text:span><text:span text:style-name="T14">:</text:span></text:p>
      <text:p text:style-name="P9"><text:span text:style-name="T16">T</text:span><text:span text:style-name="T15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Line94549032267040">
          <table:table-cell table:style-name="Table3.A1" office:value-type="string">
            <text:p text:style-name="P14">CE</text:p>
          </table:table-cell>
          <table:table-cell table:style-name="Table3.A1" office:value-type="string">
            <text:p text:style-name="P15">ACT<text:span text:style-name="T24">.</text:span></text:p>
          </table:table-cell>
          <table:table-cell table:style-name="Table3.A1" table:number-columns-spanned="2" office:value-type="string">
            <text:p text:style-name="P16">TAREA</text:p>
          </table:table-cell>
          <table:covered-table-cell/>
          <table:table-cell table:style-name="Table3.A1" office:value-type="string">
            <text:p text:style-name="P16">HECHO</text:p>
          </table:table-cell>
          <table:table-cell table:style-name="Table3.A1" office:value-type="string">
            <text:p text:style-name="P14">CALIFICACIÓN</text:p>
          </table:table-cell>
          <table:table-cell table:style-name="Table3.A1" table:number-columns-spanned="2" office:value-type="string">
            <text:p text:style-name="P14">IE</text:p>
          </table:table-cell>
          <table:covered-table-cell/>
          <table:table-cell table:style-name="Table3.I1" office:value-type="string">
            <text:p text:style-name="P14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25">RA3.g</text:p>
          </table:table-cell>
          <table:table-cell table:style-name="Table3.A2" table:number-rows-spanned="2" office:value-type="string">
            <text:p text:style-name="P25">UD3.1</text:p>
          </table:table-cell>
          <table:table-cell table:style-name="Table3.A2" table:number-rows-spanned="2" office:value-type="string">
            <text:p text:style-name="P27">a</text:p>
          </table:table-cell>
          <table:table-cell table:style-name="Table3.A2" table:number-rows-spanned="2" office:value-type="string">
            <text:p text:style-name="P28">10p</text:p>
          </table:table-cell>
          <table:table-cell table:style-name="Table3.A2" table:number-rows-spanned="2" office:value-type="string">
            <text:p text:style-name="P29">X</text:p>
          </table:table-cell>
          <table:table-cell table:style-name="Table3.A2" table:number-rows-spanned="2" office:value-type="string">
            <text:p text:style-name="P48">10</text:p>
          </table:table-cell>
          <table:table-cell table:style-name="Table3.A2" office:value-type="string">
            <text:p text:style-name="P26">I3 - 90%</text:p>
          </table:table-cell>
          <table:table-cell table:style-name="Table3.A2" office:value-type="string">
            <text:p text:style-name="P24"/>
          </table:table-cell>
          <table:table-cell table:style-name="Table3.I2" table:number-rows-spanned="2" office:value-type="string">
            <text:p text:style-name="P24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17">I6 - 10%</text:p>
          </table:table-cell>
          <table:table-cell table:style-name="Table3.H3" office:value-type="string">
            <text:p text:style-name="P14"/>
          </table:table-cell>
          <table:covered-table-cell/>
        </table:table-row>
        <table:table-row table:style-name="Table3.2">
          <table:table-cell table:style-name="Table3.A19" table:number-rows-spanned="7" office:value-type="string">
            <text:p text:style-name="P20">RA3.a</text:p>
          </table:table-cell>
          <table:table-cell table:style-name="Table3.B10" table:number-rows-spanned="7" office:value-type="string">
            <text:p text:style-name="P19">UD3.<text:span text:style-name="T23">2</text:span></text:p>
          </table:table-cell>
          <table:table-cell table:style-name="Table3.C4" office:value-type="string">
            <text:p text:style-name="P21">a</text:p>
          </table:table-cell>
          <table:table-cell table:style-name="Table3.D4" office:value-type="string">
            <text:p text:style-name="P30">1p</text:p>
          </table:table-cell>
          <table:table-cell table:style-name="Table3.E4" office:value-type="string">
            <text:p text:style-name="P31">X</text:p>
          </table:table-cell>
          <table:table-cell table:style-name="Table3.F10" table:number-rows-spanned="7" office:value-type="string">
            <text:p text:style-name="P49">8</text:p>
          </table:table-cell>
          <table:table-cell table:style-name="Table3.G10" table:number-rows-spanned="3" office:value-type="string">
            <text:p text:style-name="P17">I3 - 90%</text:p>
          </table:table-cell>
          <table:table-cell table:style-name="Table3.H10" table:number-rows-spanned="3" office:value-type="string">
            <text:p text:style-name="P17"/>
          </table:table-cell>
          <table:table-cell table:style-name="Table3.I10" table:number-rows-spanned="7" office:value-type="string">
            <text:p text:style-name="P13"/>
          </table:table-cell>
        </table:table-row>
        <table:table-row table:style-name="Table3.2">
          <table:covered-table-cell/>
          <table:covered-table-cell/>
          <table:table-cell table:style-name="Table3.C5" office:value-type="string">
            <text:p text:style-name="P35">b</text:p>
          </table:table-cell>
          <table:table-cell table:style-name="Table3.D5" office:value-type="string">
            <text:p text:style-name="P40">1p</text:p>
          </table:table-cell>
          <table:table-cell table:style-name="Table3.E5" office:value-type="string">
            <text:p text:style-name="P43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6" office:value-type="string">
            <text:p text:style-name="P35">c</text:p>
          </table:table-cell>
          <table:table-cell table:style-name="Table3.D6" office:value-type="string">
            <text:p text:style-name="P40">1p</text:p>
          </table:table-cell>
          <table:table-cell table:style-name="Table3.E6" office:value-type="string">
            <text:p text:style-name="P43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7" office:value-type="string">
            <text:p text:style-name="P35">d</text:p>
          </table:table-cell>
          <table:table-cell table:style-name="Table3.D7" office:value-type="string">
            <text:p text:style-name="P40">1p</text:p>
          </table:table-cell>
          <table:table-cell table:style-name="Table3.E7" office:value-type="string">
            <text:p text:style-name="P43">X</text:p>
          </table:table-cell>
          <table:covered-table-cell/>
          <table:table-cell table:style-name="Table3.G10" table:number-rows-spanned="4" office:value-type="string">
            <text:p text:style-name="P18">I6 - 10%</text:p>
          </table:table-cell>
          <table:table-cell table:style-name="Table3.H10" table:number-rows-spanned="4" office:value-type="string">
            <text:p text:style-name="Standard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8" office:value-type="string">
            <text:p text:style-name="P35">e</text:p>
          </table:table-cell>
          <table:table-cell table:style-name="Table3.D8" office:value-type="string">
            <text:p text:style-name="P40">2p</text:p>
          </table:table-cell>
          <table:table-cell table:style-name="Table3.E8" office:value-type="string">
            <text:p text:style-name="P43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9" office:value-type="string">
            <text:p text:style-name="P35">f</text:p>
          </table:table-cell>
          <table:table-cell table:style-name="Table3.D9" office:value-type="string">
            <text:p text:style-name="P40">2p</text:p>
          </table:table-cell>
          <table:table-cell table:style-name="Table3.E9" office:value-type="string">
            <text:p text:style-name="P43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0" office:value-type="string">
            <text:p text:style-name="P35">g</text:p>
          </table:table-cell>
          <table:table-cell table:style-name="Table3.D10" office:value-type="string">
            <text:p text:style-name="P40">2p</text:p>
          </table:table-cell>
          <table:table-cell table:style-name="Table3.E10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9" table:number-rows-spanned="8" office:value-type="string">
            <text:p text:style-name="P20">RA3.<text:span text:style-name="T25">c</text:span></text:p>
          </table:table-cell>
          <table:table-cell table:style-name="Table3.B18" table:number-rows-spanned="8" office:value-type="string">
            <text:p text:style-name="P19">UD3.<text:span text:style-name="T23">3</text:span></text:p>
          </table:table-cell>
          <table:table-cell table:style-name="Table3.C11" office:value-type="string">
            <text:p text:style-name="P21">a</text:p>
          </table:table-cell>
          <table:table-cell table:style-name="Table3.D11" office:value-type="string">
            <text:p text:style-name="P30">1p</text:p>
          </table:table-cell>
          <table:table-cell table:style-name="Table3.E11" office:value-type="string">
            <text:p text:style-name="P31">X</text:p>
          </table:table-cell>
          <table:table-cell table:style-name="Table3.F18" table:number-rows-spanned="8" office:value-type="string">
            <text:p text:style-name="P49">5</text:p>
          </table:table-cell>
          <table:table-cell table:style-name="Table3.G18" table:number-rows-spanned="4" office:value-type="string">
            <text:p text:style-name="P17">I3 - 90%</text:p>
          </table:table-cell>
          <table:table-cell table:style-name="Table3.H18" table:number-rows-spanned="4" office:value-type="string">
            <text:p text:style-name="P17"/>
          </table:table-cell>
          <table:table-cell table:style-name="Table3.I18" table:number-rows-spanned="8" office:value-type="string">
            <text:p text:style-name="P13"/>
          </table:table-cell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5">b</text:p>
          </table:table-cell>
          <table:table-cell table:style-name="Table3.D18" office:value-type="string">
            <text:p text:style-name="P40">1p</text:p>
          </table:table-cell>
          <table:table-cell table:style-name="Table3.E12" office:value-type="string">
            <text:p text:style-name="P43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3" office:value-type="string">
            <text:p text:style-name="P35">c</text:p>
          </table:table-cell>
          <table:table-cell table:style-name="Table3.C13" office:value-type="string">
            <text:p text:style-name="P40"/>
          </table:table-cell>
          <table:table-cell table:style-name="Table3.C13" office:value-type="string">
            <text:p text:style-name="P44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5">d</text:p>
          </table:table-cell>
          <table:table-cell table:style-name="Table3.D18" office:value-type="string">
            <text:p text:style-name="P40">2p</text:p>
          </table:table-cell>
          <table:table-cell table:style-name="Table3.E14" office:value-type="string">
            <text:p text:style-name="P44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3" office:value-type="string">
            <text:p text:style-name="P35">e</text:p>
          </table:table-cell>
          <table:table-cell table:style-name="Table3.C13" office:value-type="string">
            <text:p text:style-name="P36"/>
          </table:table-cell>
          <table:table-cell table:style-name="Table3.C13" office:value-type="string">
            <text:p text:style-name="P45">X</text:p>
          </table:table-cell>
          <table:covered-table-cell/>
          <table:table-cell table:style-name="Table3.G18" table:number-rows-spanned="4" office:value-type="string">
            <text:p text:style-name="P18">I6 - 10%</text:p>
          </table:table-cell>
          <table:table-cell table:style-name="Table3.H18" table:number-rows-spanned="4" office:value-type="string">
            <text:p text:style-name="Standard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5">f</text:p>
          </table:table-cell>
          <table:table-cell table:style-name="Table3.D18" office:value-type="string">
            <text:p text:style-name="P40"><text:span text:style-name="T27">3</text:span>p</text:p>
          </table:table-cell>
          <table:table-cell table:style-name="Table3.E18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41">g</text:p>
          </table:table-cell>
          <table:table-cell table:style-name="Table3.D18" office:value-type="string">
            <text:p text:style-name="P42">2p</text:p>
          </table:table-cell>
          <table:table-cell table:style-name="Table3.E18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41">h</text:p>
          </table:table-cell>
          <table:table-cell table:style-name="Table3.D18" office:value-type="string">
            <text:p text:style-name="P39">1p</text:p>
          </table:table-cell>
          <table:table-cell table:style-name="Table3.E18" office:value-type="string">
            <text:p text:style-name="P46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9" table:number-rows-spanned="2" office:value-type="string">
            <text:p text:style-name="P20">RA3.<text:span text:style-name="T25">b</text:span></text:p>
          </table:table-cell>
          <table:table-cell table:style-name="Table3.B19" table:number-rows-spanned="2" office:value-type="string">
            <text:p text:style-name="P19">UD3.<text:span text:style-name="T23">4</text:span></text:p>
          </table:table-cell>
          <table:table-cell table:style-name="Table3.C19" office:value-type="string">
            <text:p text:style-name="P22">a</text:p>
          </table:table-cell>
          <table:table-cell table:style-name="Table3.D19" office:value-type="string">
            <text:p text:style-name="P30"><text:span text:style-name="T29">5</text:span>p</text:p>
          </table:table-cell>
          <table:table-cell table:style-name="Table3.E19" office:value-type="string">
            <text:p text:style-name="P32">X</text:p>
          </table:table-cell>
          <table:table-cell table:style-name="Table3.F19" table:number-rows-spanned="2" office:value-type="string">
            <text:p text:style-name="P49">10</text:p>
          </table:table-cell>
          <table:table-cell table:style-name="Table3.G19" office:value-type="string">
            <text:p text:style-name="P17">I3 - 90%</text:p>
          </table:table-cell>
          <table:table-cell table:style-name="Table3.H19" office:value-type="string">
            <text:p text:style-name="P17"/>
          </table:table-cell>
          <table:table-cell table:style-name="Table3.I19" table:number-rows-spanned="2" office:value-type="string">
            <text:p text:style-name="P13"/>
          </table:table-cell>
        </table:table-row>
        <table:table-row table:style-name="Table3.2">
          <table:covered-table-cell/>
          <table:covered-table-cell/>
          <table:table-cell table:style-name="Table3.C20" office:value-type="string">
            <text:p text:style-name="P37">b</text:p>
          </table:table-cell>
          <table:table-cell table:style-name="Table3.D20" office:value-type="string">
            <text:p text:style-name="P40"><text:span text:style-name="T29">5</text:span>p</text:p>
          </table:table-cell>
          <table:table-cell table:style-name="Table3.E20" office:value-type="string">
            <text:p text:style-name="P45">X</text:p>
          </table:table-cell>
          <table:covered-table-cell/>
          <table:table-cell table:style-name="Table3.G20" office:value-type="string">
            <text:p text:style-name="P18">I6 - 10%</text:p>
          </table:table-cell>
          <table:table-cell table:style-name="Table3.H20" office:value-type="string">
            <text:p text:style-name="P17"/>
          </table:table-cell>
          <table:covered-table-cell/>
        </table:table-row>
        <table:table-row table:style-name="Table3.2">
          <table:table-cell table:style-name="Table3.A23" table:number-rows-spanned="3" office:value-type="string">
            <text:p text:style-name="P20">RA3.d</text:p>
          </table:table-cell>
          <table:table-cell table:style-name="Table3.B23" table:number-rows-spanned="3" office:value-type="string">
            <text:p text:style-name="P19">UD3.<text:span text:style-name="T23">5</text:span></text:p>
          </table:table-cell>
          <table:table-cell table:style-name="Table3.C21" office:value-type="string">
            <text:p text:style-name="P22">a</text:p>
          </table:table-cell>
          <table:table-cell table:style-name="Table3.D21" office:value-type="string">
            <text:p text:style-name="P23">2p</text:p>
          </table:table-cell>
          <table:table-cell table:style-name="Table3.E21" office:value-type="string">
            <text:p text:style-name="P33">X</text:p>
          </table:table-cell>
          <table:table-cell table:style-name="Table3.F23" table:number-rows-spanned="3" office:value-type="string">
            <text:p text:style-name="P49">6</text:p>
          </table:table-cell>
          <table:table-cell table:style-name="Table3.G23" office:value-type="string">
            <text:p text:style-name="P17">I3 - 90%</text:p>
          </table:table-cell>
          <table:table-cell table:style-name="Table3.H23" office:value-type="string">
            <text:p text:style-name="P17"/>
          </table:table-cell>
          <table:table-cell table:style-name="Table3.I23" table:number-rows-spanned="3" office:value-type="string">
            <text:p text:style-name="P13"/>
          </table:table-cell>
        </table:table-row>
        <table:table-row table:style-name="Table3.2">
          <table:covered-table-cell/>
          <table:covered-table-cell/>
          <table:table-cell table:style-name="Table3.C22" office:value-type="string">
            <text:p text:style-name="P37">b</text:p>
          </table:table-cell>
          <table:table-cell table:style-name="Table3.D22" office:value-type="string">
            <text:p text:style-name="P38">4p</text:p>
          </table:table-cell>
          <table:table-cell table:style-name="Table3.E22" office:value-type="string">
            <text:p text:style-name="P47">x</text:p>
          </table:table-cell>
          <table:covered-table-cell/>
          <table:table-cell table:style-name="Table3.G23" table:number-rows-spanned="2" office:value-type="string">
            <text:p text:style-name="P18">I6 - 10%</text:p>
          </table:table-cell>
          <table:table-cell table:style-name="Table3.H23" table:number-rows-spanned="2" office:value-type="string">
            <text:p text:style-name="P17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23" office:value-type="string">
            <text:p text:style-name="P37">c</text:p>
          </table:table-cell>
          <table:table-cell table:style-name="Table3.D23" office:value-type="string">
            <text:p text:style-name="P38">4p</text:p>
          </table:table-cell>
          <table:table-cell table:style-name="Table3.E23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</table:table>
      <text:p text:style-name="P6"/>
      <text:p text:style-name="P11"><text:span text:style-name="T18">IE </text:span><text:span text:style-name="T19">(</text:span><text:span text:style-name="T17">INSTRUMENTOS DE EVALUACIÓN</text:span><text:span text:style-name="T19">)</text:span></text:p>
      <text:p text:style-name="P7"><text:soft-page-break/>I3: Realización de <text:span text:style-name="T26">tareas de </text:span>proyecto</text:p>
      <text:p text:style-name="P7">I6: Cumplimiento de los plazos de entrega</text:p>
      <text:p text:style-name="P7"/>
      <text:p text:style-name="P10"><text:span text:style-name="T9">Cada </text:span><text:span text:style-name="T10">actividad</text:span><text:span text:style-name="T9"> de este boletín estará ligada a un criterio de evaluación</text:span><text:span text:style-name="T10">, y cada CE tendrá una puntuación de 0 a 10.</text:span><text:span text:style-name="T11"> Cada tarea de cada actividad tiene una puntuación, y se </text:span><text:span text:style-name="T12">considerará</text:span><text:span text:style-name="T11"> como correcta o incorrecta (o bien tendrá toda la puntuación, o 0 en caso de que no cumpla todos los requisito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69cb7a" style:font-size-asian="10pt" style:font-size-complex="10pt"/>
    </style:style>
    <style:style style:name="MT8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6679E30F7697A003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3 - SERVIDOR</text:span><text:span text:style-name="MT8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3T16:38:05.473938939</meta:creation-date>
    <meta:editing-duration>P5DT6H20M39S</meta:editing-duration>
    <meta:editing-cycles>601</meta:editing-cycles>
    <meta:generator>LibreOffice/7.1.4.2$Linux_X86_64 LibreOffice_project/10$Build-2</meta:generator>
    <meta:initial-creator>Manuel Pérez Alfonso</meta:initial-creator>
    <dc:date>2023-10-03T18:49:16.873880447</dc:date>
    <meta:document-statistic meta:table-count="1" meta:image-count="1" meta:object-count="0" meta:page-count="2" meta:paragraph-count="101" meta:word-count="219" meta:character-count="1171" meta:non-whitespace-character-count="809"/>
  </office:meta>
</office:document-meta>
</file>